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7bd" officeooo:paragraph-rsid="0009b7bd"/>
    </style:style>
    <style:style style:name="P2" style:family="paragraph" style:parent-style-name="Standard">
      <style:text-properties officeooo:rsid="000ad394" officeooo:paragraph-rsid="000ad394"/>
    </style:style>
    <style:style style:name="P3" style:family="paragraph" style:parent-style-name="Standard">
      <style:text-properties officeooo:rsid="000cacdb" officeooo:paragraph-rsid="000cacdb"/>
    </style:style>
    <style:style style:name="P4" style:family="paragraph" style:parent-style-name="Standard" style:list-style-name="L1">
      <style:text-properties officeooo:rsid="000cacdb" officeooo:paragraph-rsid="000cacdb"/>
    </style:style>
    <style:style style:name="P5" style:family="paragraph" style:parent-style-name="Standard">
      <style:text-properties officeooo:rsid="000e19f2" officeooo:paragraph-rsid="000e19f2"/>
    </style:style>
    <style:style style:name="T1" style:family="text">
      <style:text-properties officeooo:rsid="000d81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1</text:p>
      <text:p text:style-name="P2">Start breach</text:p>
      <text:p text:style-name="P1"/>
      <text:p text:style-name="P3">2.13</text:p>
      <text:list xml:id="list2722947161" text:style-name="L1">
        <text:list-item>
          <text:p text:style-name="P4">get current option smile</text:p>
        </text:list-item>
        <text:list-item>
          <text:p text:style-name="P4">use kelly <text:span text:style-name="T1">and sharpe. </text:span></text:p>
        </text:list-item>
      </text:list>
      <text:p text:style-name="P3"/>
      <text:p text:style-name="P5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35:01.678813369</meta:creation-date>
    <meta:generator>LibreOffice/6.0.7.3$Linux_X86_64 LibreOffice_project/00m0$Build-3</meta:generator>
    <dc:date>2019-02-13T14:06:05.528192286</dc:date>
    <meta:editing-duration>PT4H50M1S</meta:editing-duration>
    <meta:editing-cycles>5</meta:editing-cycles>
    <meta:document-statistic meta:table-count="0" meta:image-count="0" meta:object-count="0" meta:page-count="1" meta:paragraph-count="5" meta:word-count="14" meta:character-count="70" meta:non-whitespace-character-count="62"/>
  </office:meta>
</office:document-meta>
</file>